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rsid="001be5b5" officeooo:paragraph-rsid="001be5b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6ae" officeooo:paragraph-rsid="001a56a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5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9th</text:span> of <text:span text:style-name="T4">March</text:span> 202<text:span text:style-name="T3">1</text:span> under the <text:span text:style-name="T4">45th</text:span> PA Meeting.</text:p>
      <text:p text:style-name="P1"/>
      <text:p text:style-name="P1">The Assembly, recognising the current situation,</text:p>
      <text:p text:style-name="P1"/>
      <text:p text:style-name="P5">Constitutes the need to install a nickname plugin, this because some people have usernames they might want to be different ingame, others want to change the name for RP reasons, and more</text:p>
      <text:p text:style-name="P1"/>
      <text:p text:style-name="P1">And proceeds.</text:p>
      <text:p text:style-name="P1"/>
      <text:p text:style-name="P1">Signed by,</text:p>
      <text:p text:style-name="P5">threebody03</text:p>
      <text:p text:style-name="P1"/>
      <text:p text:style-name="P1"/>
      <text:p text:style-name="P1"/>
      <text:p text:style-name="Standard"><text:span text:style-name="T1">[</text:span><text:span text:style-name="T2">Motion 45-2: To install a nickname plugin</text:span><text:span text:style-name="T1">]</text:span></text:p>
      <text:p text:style-name="Standard"><text:span text:style-name="T1"/></text:p>
      <text:p text:style-name="P3"><text:span text:style-name="T1">APPENDIX A</text:span></text:p>
      <text:p text:style-name="P3"><text:span text:style-name="T1">PROPOSED PLUGIN LINK<text:line-break/>https://www.spigotmc.org/resources/nicknamer-integrated-api.5341/?__cf_chl_jschl_tk__=ff9905c863b1f028c133fdad97d6e3418be12583-1614756267-0-AYPegTkbNSlGDoaOydvMcDj2mnzA5OJFwuWSh3M8r-aMOWuseXnjzh3tzkxEu7T1SWPrxkFMFSG-0-kr9x-FL7asbAR4yfnNWeoBolewhtVfOFCfu1ZQAN0hauI2sCrSwBIfiYp0t427F6b87p9A6hnXO8mB73Tp8FSJaUgYgf0WNBE_XKyuFP5jD_LBScqWxpDtG7CuRjDsT43hJJdjPtmUzoI-BIVntnY3b5105bAorXQEIjLUvRjB4AG4i5yLsbDjDwx_xghtyY8J5oK3szQ_gRw9-_34OZPnzRP0s8eaSxP2EmEWxU9p02w6V_1pyX5V_0A8E3yunAyvDR_7NYRohQJse0w4n0oYfwxme9X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9T14:11:08.897919806</dc:date>
    <meta:editing-duration>PT2M31S</meta:editing-duration>
    <meta:editing-cycles>7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9" meta:word-count="71" meta:character-count="930" meta:non-whitespace-character-count="868"/>
  </office:meta>
</office:document-meta>
</file>